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Reflections for 03/22/16</text:p>
      <text:p text:style-name="Standard"/>
      <text:p text:style-name="Standard">today we worked on our projects. I finished my stats propogation portion for the skills and for the stats,</text:p>
      <text:p text:style-name="Standard">now on to bab and saves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22T19:24:34.91</meta:creation-date>
    <meta:document-statistic meta:table-count="0" meta:image-count="0" meta:object-count="0" meta:page-count="1" meta:paragraph-count="3" meta:word-count="28" meta:character-count="154"/>
    <dc:date>2016-03-23T08:35:36.54</dc:date>
    <meta:editing-duration>PT24M41S</meta:editing-duration>
    <meta:editing-cycles>1</meta:editing-cycles>
    <meta:generator>OpenOffice/4.1.2$Win32 OpenOffice.org_project/412m3$Build-9782</meta:generator>
  </office:meta>
</office:document-meta>
</file>